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7.3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2.5833in"/>
    </style:style>
    <style:style style:name="rststyle-rststyle-table-1.B" style:family="table-column">
      <style:table-column-properties style:column-width="4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Qemu-KVM Kullanımı</text:p>
      <text:p text:style-name="rststyle-textbody">Bu belgede <text:span text:style-name="rststyle-strong">qemu-kvm</text:span> kullanımı anlatılmaktadır. İşin teknik detayından çok kullanmak isteyenlerin işini görmesi için basitleştirerek anlatmaya çalışacağız. O yüzden <text:span text:style-name="rststyle-strong">sövmeyin</text:span> :)</text:p>
      <text:p text:style-name="rststyle-textbody">Bu belgede <text:span text:style-name="rststyle-strong">debian sid</text:span> üzerinde olduğunuzu varsayarak anlatım yaptım ama diğer dağıtımlarda da benzer şekilde kullanımı var.</text:p>
      <text:p text:style-name="rststyle-blockquote"><text:span text:style-name="rststyle-strong">Not: Biraz mizah içerir.</text:span></text:p>
      <text:p text:style-name="rststyle-textbody">Qemu kullanmak için <text:span text:style-name="rststyle-strong">gui</text:span> uygulamalar da vardır. Örneğin <text:span text:style-name="rststyle-emphasis">gnome-boxes</text:span> ile qemuyu grafik tabanlı olarak kullanabilirsiniz. Bu belgede buna değinmeyeceğiz. terminalden kullanımı üzerine anlatım olacak.</text:p>
      <text:section text:name="Section1" text:style-name="Sect1">
        <text:h text:outline-level="1" text:style-name="rststyle-heading1">Qemu kurulumu</text:h>
        <text:p text:style-name="rststyle-textbody">Debian için <text:span text:style-name="rststyle-strong">apt-get install qemu-kvm</text:span> komutunu kullanabiliriz. Uefi bios ile kullanmak için <text:span text:style-name="rststyle-strong">ovmf</text:span> paketine gerek duyulmaktadır. onuda debian için <text:span text:style-name="rststyle-strong">apt-get install ovfm</text:span> komutu ile kurabiliriz.</text:p>
      </text:section>
      <text:section text:name="Section2" text:style-name="Sect1">
        <text:h text:outline-level="1" text:style-name="rststyle-heading1">Disk imajı oluşturma</text:h>
        <text:p text:style-name="rststyle-textbody"><text:span text:style-name="rststyle-strong">qemu-img</text:span> komutu ile kolay yoldan imaj açabiliriz. boyutunu <text:span text:style-name="rststyle-strong">G</text:span> <text:span text:style-name="rststyle-strong">M</text:span> gibi harfler ile ifade ediyoruz. Örneğin:</text:p>
        <ns0:p ns0:style-name="rststyle-codeblock">☭ qemu-img create deneme.img 30G<ns0:line-break/>Formatting 'deneme.img', fmt=raw size=32212254720</ns0:p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name">
          <text:span text:style-name="rststyle-variable">fmt</text:span>
        </text:span>
        <text:span text:style-name="rststyle-operator">=</text:span>
        <text:span text:style-name="rststyle-name">
          <text:span text:style-name="rststyle-variable">size</text:span>
        </text:span>
        <text:span text:style-name="rststyle-operator">=</text:span>
        <text:span text:style-name="rststyle-literal">
          <text:span text:style-name="rststyle-number">32212254720</text:span>
        </text:span>
        <text:p text:style-name="rststyle-textbody">Bu disk imajı <text:span text:style-name="rststyle-strong">raw</text:span> formattadır. yani disk imajını usb belleğe <text:span text:style-name="rststyle-emphasis">dd</text:span> komutu ile yazıp daha sonra bunu kullanabilirsiniz.</text:p>
        <text:p text:style-name="rststyle-textbody"><text:span text:style-name="rststyle-strong">Raw</text:span> yerine <text:span text:style-name="rststyle-strong">qcow2</text:span> formatta oluşturmak isterseniz <text:span text:style-name="rststyle-strong">-f qcow2</text:span> parametresini ekleyebilirsiniz. Örneğin:</text:p>
        <ns0:p ns0:style-name="rststyle-codeblock">☭ qemu-img create -f qcow2 deneme.qcow2 30G</ns0:p>
        <text:p text:style-name="rststyle-textbody"><text:span text:style-name="rststyle-strong">Raw</text:span> imajlar çok fantastik şeyler yaparsanız diske zarar verebilir. <text:span text:style-name="rststyle-strong">Qcow2</text:span> imajlar ise daha az zararsızdır ama <text:span text:style-name="rststyle-emphasis">dd</text:span> komutu ile doğrudan basıp kullanılamaz.</text:p>
      </text:section>
      <text:section text:name="Section3" text:style-name="Sect1">
        <text:h text:outline-level="1" text:style-name="rststyle-heading1">Sanal makinanın başlatılması</text:h>
        <text:p text:style-name="rststyle-textbody"><text:span text:style-name="rststyle-strong">qemu-system-x86_64</text:span> komutu ile başlatılır. <text:span text:style-name="rststyle-strong">--enable-kvm</text:span> parametresi eklenerek <text:span text:style-name="rststyle-strong">kvm</text:span> etkinleştirilmelidir. yoksa çok kasar. Debianda <text:span text:style-name="rststyle-strong">kvm</text:span> komutu bu komutun kısa halidir. eğer <text:span text:style-name="rststyle-strong">kvm</text:span> komutu yoksa <text:span text:style-name="rststyle-strong">bashrc</text:span> içine <text:span text:style-name="rststyle-strong">alias</text:span> ekleyebilirsiniz. Örnek kullanım:</text:p>
        <ns0:p ns0:style-name="rststyle-codeblock">☭ qemu-system-x86_64 --enable-kvm</ns0:p>
        <text:p text:style-name="rststyle-textbody">Ardından oluşturduğumuz disk imajını qemuya hard disk olarak bağlamamız gerekli. onun için de <text:span text:style-name="rststyle-strong">-hda</text:span> parametresi kullanılır. Ayrıca <text:span text:style-name="rststyle-strong">-m</text:span> parametresi ile bellek miktarını <text:span text:style-name="rststyle-strong">G</text:span> <text:span text:style-name="rststyle-strong">M</text:span> gibi semboller ile göstererek belirtmemiz gerekli. Örneğin:</text:p>
        <ns0:p ns0:style-name="rststyle-codeblock">☭ qemu-system-x86_64 --enable-kvm -hda deneme.img -m 2G<ns0:line-break/>WARNING: Image format was not specified for 'deneme.img' and probing guessed raw.<ns0:line-break/><ns0:s ns0:c="7"/>Automatically detecting the format is dangerous for raw images, write operations on block 0 will be restricted.<ns0:line-break/><ns0:s ns0:c="7"/>Specify the 'raw' format explicitly to remove the restrictions.</ns0:p>
        <text:span text:style-name="rststyle-keyword">for</text:span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keyword">for</text:span>
        <text:span text:style-name="rststyle-literal">
          <text:span text:style-name="rststyle-number">0</text:span>
        </text:span>
        <text:span text:style-name="rststyle-literal">
          <text:span text:style-name="rststyle-string">
            <text:span text:style-name="rststyle-single">'raw'</text:span>
          </text:span>
        </text:span>
        <text:p text:style-name="rststyle-textbody">Örnekteki gibi uyarı vermesinin sebebi raw disk imajı kullanmamızdan dolayı. Çok fantastik şeyler yapmayacaksak çokta önemli değil :D Ayrıca raw imaj yerine usb bellek hard disk gibi şeyleri de kullanabilirsiniz. imaj konumu olarak /dev/sdx vermeniz yeterlidir.</text:p>
        <text:p text:style-name="rststyle-textbody">Şimdi sıra geldi sanal makinaya format atmaya. Bunun için iso imajını bağlamak gerekli. bunun için <text:span text:style-name="rststyle-strong">-cdrom</text:span> parametresi kullanılmalıdır. Örneğin</text:p>
        <ns0:p ns0:style-name="rststyle-codeblock">☭ qemu-system-x86_64 --enable-kvm -hda deneme.img -m 2G -cdrom debian-live-10.4.0-amd64-gnome.iso</ns0:p>
        <text:p text:style-name="rststyle-textbody"><text:span text:style-name="rststyle-strong">Uefi</text:span> bios için <text:span text:style-name="rststyle-strong">ovmf</text:span> eklememiz gerekir. onun için <text:span text:style-name="rststyle-strong">-bios /usr/share/ovmf/OVMF.fd</text:span> parametresi eklenebilir. (bu dosyanın konumu dağıtımdan dağıtıma değişebilir.)</text:p>
        <ns0:p ns0:style-name="rststyle-codeblock">☭ qemu-system-x86_64 --enable-kvm -hda deneme.img -m 2G -cdrom debian-live-10.4.0-amd64-gnome.iso -bios /usr/share/ovmf/OVMF.fd</ns0:p>
      </text:section>
      <text:section text:name="Section4" text:style-name="Sect1">
        <text:h text:outline-level="1" text:style-name="rststyle-heading1">Bazı Parametreler</text:h>
        <text:p text:style-name="rststyle-textbody">Doğrudan tablo şeklinde vermeyi düşündüm. Bu belgeyi okumaya üşenip buraya bakabilirsiniz.</text:p>
        <table:table table:name="rststyle-rststyle-table-1" table:style-name="rststyle-rststyle-table-1">
          <table:table-column table:style-name="rststyle-rststyle-table-1.A"/>
          <table:table-column table:style-name="rststyle-rststyle-table-1.B"/>
          <table:table-header-rows>
            <table:table-row>
              <table:table-cell table:style-name="rststyle-rststyle-table-1.A1" office:value-type="string">
                <text:p text:style-name="Table_20_Heading">Parametre</text:p>
              </table:table-cell>
              <table:table-cell table:style-name="rststyle-rststyle-table-1.A1" office:value-type="string">
                <text:p text:style-name="Table_20_Heading">Anlamı</text:p>
              </table:table-cell>
            </table:table-row>
          </table:table-header-rows>
          <table:table-row>
            <table:table-cell table:style-name="rststyle-rststyle-table-1.A1" office:value-type="string">
              <text:p text:style-name="rststyle-textbody">-boot d</text:p>
            </table:table-cell>
            <table:table-cell table:style-name="rststyle-rststyle-table-1.A1" office:value-type="string">
              <text:p text:style-name="rststyle-textbody">cdrom ile başlat</text:p>
            </table:table-cell>
          </table:table-row>
          <table:table-row>
            <table:table-cell table:style-name="rststyle-rststyle-table-1.A1" office:value-type="string">
              <text:p text:style-name="rststyle-textbody">-boot c</text:p>
            </table:table-cell>
            <table:table-cell table:style-name="rststyle-rststyle-table-1.A1" office:value-type="string">
              <text:p text:style-name="rststyle-textbody">hdd ile başlat</text:p>
            </table:table-cell>
          </table:table-row>
          <table:table-row>
            <table:table-cell table:style-name="rststyle-rststyle-table-1.A1" office:value-type="string">
              <text:p text:style-name="rststyle-textbody">-m 3G</text:p>
            </table:table-cell>
            <table:table-cell table:style-name="rststyle-rststyle-table-1.A1" office:value-type="string">
              <text:p text:style-name="rststyle-textbody">3gb ram kullan</text:p>
            </table:table-cell>
          </table:table-row>
          <table:table-row>
            <table:table-cell table:style-name="rststyle-rststyle-table-1.A1" office:value-type="string">
              <text:p text:style-name="rststyle-textbody">--enable-kvm</text:p>
            </table:table-cell>
            <table:table-cell table:style-name="rststyle-rststyle-table-1.A1" office:value-type="string">
              <text:p text:style-name="rststyle-textbody">KVM etkinleştir</text:p>
            </table:table-cell>
          </table:table-row>
          <table:table-row>
            <table:table-cell table:style-name="rststyle-rststyle-table-1.A1" office:value-type="string">
              <text:p text:style-name="rststyle-textbody">-cdrom xx</text:p>
            </table:table-cell>
            <table:table-cell table:style-name="rststyle-rststyle-table-1.A1" office:value-type="string">
              <text:p text:style-name="rststyle-textbody">iso dosyasını cdrom olarak ayarla</text:p>
            </table:table-cell>
          </table:table-row>
          <table:table-row>
            <table:table-cell table:style-name="rststyle-rststyle-table-1.A1" office:value-type="string">
              <text:p text:style-name="rststyle-textbody">-hda xx</text:p>
            </table:table-cell>
            <table:table-cell table:style-name="rststyle-rststyle-table-1.A1" office:value-type="string">
              <text:p text:style-name="rststyle-textbody">bir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b xx</text:p>
            </table:table-cell>
            <table:table-cell table:style-name="rststyle-rststyle-table-1.A1" office:value-type="string">
              <text:p text:style-name="rststyle-textbody">ik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c xx</text:p>
            </table:table-cell>
            <table:table-cell table:style-name="rststyle-rststyle-table-1.A1" office:value-type="string">
              <text:p text:style-name="rststyle-textbody">üçüncü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d xx</text:p>
            </table:table-cell>
            <table:table-cell table:style-name="rststyle-rststyle-table-1.A1" office:value-type="string">
              <text:p text:style-name="rststyle-textbody">dördüncü disk imajı</text:p>
            </table:table-cell>
          </table:table-row>
          <table:table-row>
            <table:table-cell table:style-name="rststyle-rststyle-table-1.A1" office:value-type="string">
              <text:p text:style-name="rststyle-textbody">-cpu host</text:p>
            </table:table-cell>
            <table:table-cell table:style-name="rststyle-rststyle-table-1.A1" office:value-type="string">
              <text:p text:style-name="rststyle-textbody">yerel makinadın işlemci ismini sanal makinada kullan</text:p>
            </table:table-cell>
          </table:table-row>
          <table:table-row>
            <table:table-cell table:style-name="rststyle-rststyle-table-1.A1" office:value-type="string">
              <text:p text:style-name="rststyle-textbody">-smp cores=2</text:p>
            </table:table-cell>
            <table:table-cell table:style-name="rststyle-rststyle-table-1.A1" office:value-type="string">
              <text:p text:style-name="rststyle-textbody">çift çekirdek kullan</text:p>
            </table:table-cell>
          </table:table-row>
          <table:table-row>
            <table:table-cell table:style-name="rststyle-rststyle-table-1.A1" office:value-type="string">
              <text:p text:style-name="rststyle-textbody">-vga cirrus</text:p>
            </table:table-cell>
            <table:table-cell table:style-name="rststyle-rststyle-table-1.A1" office:value-type="string">
              <text:p text:style-name="rststyle-textbody">ekran kartı olarak cirrus göster</text:p>
            </table:table-cell>
          </table:table-row>
          <table:table-row>
            <table:table-cell table:style-name="rststyle-rststyle-table-1.A1" office:value-type="string">
              <text:p text:style-name="rststyle-textbody">-vga vmware</text:p>
            </table:table-cell>
            <table:table-cell table:style-name="rststyle-rststyle-table-1.A1" office:value-type="string">
              <text:p text:style-name="rststyle-textbody">ekran kartı olarak vmware göster</text:p>
            </table:table-cell>
          </table:table-row>
          <table:table-row>
            <table:table-cell table:style-name="rststyle-rststyle-table-1.A1" office:value-type="string">
              <text:p text:style-name="rststyle-textbody">-display vnc:0</text:p>
            </table:table-cell>
            <table:table-cell table:style-name="rststyle-rststyle-table-1.A1" office:value-type="string">
              <text:p text:style-name="rststyle-textbody">görüntüyü vnc üzerinden al (5900 portundan)</text:p>
            </table:table-cell>
          </table:table-row>
          <table:table-row>
            <table:table-cell table:style-name="rststyle-rststyle-table-1.A1" office:value-type="string">
              <text:p text:style-name="rststyle-textbody">-soundhw ac97</text:p>
            </table:table-cell>
            <table:table-cell table:style-name="rststyle-rststyle-table-1.A1" office:value-type="string">
              <text:p text:style-name="rststyle-textbody">ses kartı olarak ac97 ekle</text:p>
            </table:table-cell>
          </table:table-row>
          <table:table-row>
            <table:table-cell table:style-name="rststyle-rststyle-table-1.A1" office:value-type="string">
              <text:p text:style-name="rststyle-textbody">-nic user,hostfwd=tcp::2222-:22</text:p>
            </table:table-cell>
            <table:table-cell table:style-name="rststyle-rststyle-table-1.A1" office:value-type="string">
              <text:p text:style-name="rststyle-textbody">Sanal makinadaki 22 portunu hostun 2222 portuna yönlendir</text:p>
            </table:table-cell>
          </table:table-row>
          <table:table-row>
            <table:table-cell table:style-name="rststyle-rststyle-table-1.A1" office:value-type="string">
              <text:p text:style-name="rststyle-textbody">-bios /usr/share/ovmf/OVMF.fd</text:p>
            </table:table-cell>
            <table:table-cell table:style-name="rststyle-rststyle-table-1.A1" office:value-type="string">
              <text:p text:style-name="rststyle-textbody">UEFI olarak başlat</text:p>
            </table:table-cell>
          </table:table-row>
        </table:table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4-02T08:57:40</meta:creation-date>
    <dc:creator>a</dc:creator>
    <dc:date>2021-04-02T08:57:40</dc:date>
    <dc:language>en-US</dc:language>
    <meta:editing-cycles>1</meta:editing-cycles>
    <meta:editing-duration>PT00M01S</meta:editing-duration>
    <dc:title>Qemu-KVM Kullanımı</dc:title>
  </office:meta>
</office:document-meta>
</file>